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126in"/>
    </style:style>
    <style:style style:name="co2" style:family="table-column">
      <style:table-column-properties fo:break-before="auto" style:column-width="3.3374in"/>
    </style:style>
    <style:style style:name="co3" style:family="table-column">
      <style:table-column-properties fo:break-before="auto" style:column-width="3.509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7" table:number-columns-repeated="1011" table:default-cell-style-name="ce1"/>
        <table:table-row table:style-name="ro1">
          <table:table-cell table:number-columns-repeated="3"/>
          <table:table-cell office:value-type="string" calcext:value-type="string">
            <text:p>P. Heade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. Heade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. Heade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. Heade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. Header</text:p>
          </table:table-cell>
          <table:table-cell office:value-type="string" calcext:value-type="string">
            <text:p>Webs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try Relay</text:p>
          </table:table-cell>
          <table:table-cell office:value-type="string" calcext:value-type="string">
            <text:p>Middle Relay</text:p>
          </table:table-cell>
          <table:table-cell office:value-type="string" calcext:value-type="string">
            <text:p>Exit Relay</text:p>
          </table:table-cell>
          <table:table-cell office:value-type="string" calcext:value-type="string" table:number-columns-spanned="2" table:number-rows-spanned="1">
            <text:p>Google (PK)</text:p>
          </table:table-cell>
          <table:covered-table-cell/>
          <table:table-cell office:value-type="string" calcext:value-type="string" table:number-columns-spanned="2" table:number-rows-spanned="1">
            <text:p>FB (URDU)</text:p>
          </table:table-cell>
          <table:covered-table-cell/>
          <table:table-cell office:value-type="string" calcext:value-type="string" table:number-columns-spanned="2" table:number-rows-spanned="1">
            <text:p>Amazon</text:p>
          </table:table-cell>
          <table:covered-table-cell/>
          <table:table-cell office:value-type="string" calcext:value-type="string" table:number-columns-spanned="2" table:number-rows-spanned="1">
            <text:p>Youtube (PK)</text:p>
          </table:table-cell>
          <table:covered-table-cell/>
          <table:table-cell office:value-type="string" calcext:value-type="string" table:number-columns-spanned="2" table:number-rows-spanned="1">
            <text:p>Wikipedia</text:p>
          </table:table-cell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000149E6EF7102AACA9690D6E8DD2932124B94AB</text:p>
          </table:table-cell>
          <table:table-cell office:value-type="string" calcext:value-type="string">
            <text:p>000A10D43011EA4928A35F610405F92B4433B4DC</text:p>
          </table:table-cell>
          <table:table-cell office:value-type="string" calcext:value-type="string">
            <text:p>0011BD2485AD45D984EC4159C88FC066E5E3300E</text:p>
          </table:table-cell>
          <table:table-cell office:value-type="float" office:value="4.235722065" calcext:value-type="float">
            <text:p>4.235722065</text:p>
          </table:table-cell>
          <table:table-cell table:style-name="Default" office:value-type="float" office:value="6894" calcext:value-type="float">
            <text:p>6894</text:p>
          </table:table-cell>
          <table:table-cell office:value-type="float" office:value="4.5137331963" calcext:value-type="float">
            <text:p>4.5137331963</text:p>
          </table:table-cell>
          <table:table-cell table:style-name="Default" office:value-type="float" office:value="17127" calcext:value-type="float">
            <text:p>17127</text:p>
          </table:table-cell>
          <table:table-cell office:value-type="float" office:value="3.3227331638" calcext:value-type="float">
            <text:p>3.3227331638</text:p>
          </table:table-cell>
          <table:table-cell table:style-name="Default" office:value-type="float" office:value="40786" calcext:value-type="float">
            <text:p>40786</text:p>
          </table:table-cell>
          <table:table-cell office:value-type="float" office:value="7.8485041618" calcext:value-type="float">
            <text:p>7.8485041618</text:p>
          </table:table-cell>
          <table:table-cell table:style-name="Default" office:value-type="float" office:value="16734" calcext:value-type="float">
            <text:p>16734</text:p>
          </table:table-cell>
          <table:table-cell office:value-type="float" office:value="3.6345341682" calcext:value-type="float">
            <text:p>3.6345341682</text:p>
          </table:table-cell>
          <table:table-cell table:style-name="Default" office:value-type="float" office:value="6212" calcext:value-type="float">
            <text:p>62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C4623B0411324957A85B0158FF7168EEC28214</text:p>
          </table:table-cell>
          <table:table-cell office:value-type="string" calcext:value-type="string">
            <text:p>018034682850345984781E353B7A463443EC3F06</text:p>
          </table:table-cell>
          <table:table-cell office:value-type="string" calcext:value-type="string">
            <text:p>047B64A04980EA730DAA39F6A9A79D3F3ADC488A</text:p>
          </table:table-cell>
          <table:table-cell office:value-type="float" office:value="2.5167693615" calcext:value-type="float">
            <text:p>2.5167693615</text:p>
          </table:table-cell>
          <table:table-cell table:style-name="Default" office:value-type="float" office:value="5448" calcext:value-type="float">
            <text:p>5448</text:p>
          </table:table-cell>
          <table:table-cell office:value-type="float" office:value="2.6988548279" calcext:value-type="float">
            <text:p>2.6988548279</text:p>
          </table:table-cell>
          <table:table-cell table:style-name="Default" office:value-type="float" office:value="7695" calcext:value-type="float">
            <text:p>7695</text:p>
          </table:table-cell>
          <table:table-cell office:value-type="float" office:value="2.4006135464" calcext:value-type="float">
            <text:p>2.4006135464</text:p>
          </table:table-cell>
          <table:table-cell table:style-name="Default" office:value-type="float" office:value="13113" calcext:value-type="float">
            <text:p>13113</text:p>
          </table:table-cell>
          <table:table-cell office:value-type="float" office:value="4.8695724011" calcext:value-type="float">
            <text:p>4.8695724011</text:p>
          </table:table-cell>
          <table:table-cell table:style-name="Default" office:value-type="float" office:value="12985" calcext:value-type="float">
            <text:p>12985</text:p>
          </table:table-cell>
          <table:table-cell office:value-type="float" office:value="2.2867000103" calcext:value-type="float">
            <text:p>2.2867000103</text:p>
          </table:table-cell>
          <table:table-cell table:style-name="Default" office:value-type="float" office:value="5120" calcext:value-type="float">
            <text:p>51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9E107A59D2B4FEBD06A6115167BD6D048D9C0A</text:p>
          </table:table-cell>
          <table:table-cell office:value-type="string" calcext:value-type="string">
            <text:p>022A4C140977A18A5041BF2E9DC10B2A2B609F93</text:p>
          </table:table-cell>
          <table:table-cell office:value-type="string" calcext:value-type="string">
            <text:p>0896D1A86025B8FA26F30F7E98086916E50E4327</text:p>
          </table:table-cell>
          <table:table-cell office:value-type="float" office:value="3.5241608024" calcext:value-type="float">
            <text:p>3.5241608024</text:p>
          </table:table-cell>
          <table:table-cell table:style-name="Default" office:value-type="float" office:value="4683" calcext:value-type="float">
            <text:p>4683</text:p>
          </table:table-cell>
          <table:table-cell office:value-type="float" office:value="5.2873179317" calcext:value-type="float">
            <text:p>5.2873179317</text:p>
          </table:table-cell>
          <table:table-cell table:style-name="Default" office:value-type="float" office:value="25682" calcext:value-type="float">
            <text:p>25682</text:p>
          </table:table-cell>
          <table:table-cell office:value-type="float" office:value="3.868409276" calcext:value-type="float">
            <text:p>3.868409276</text:p>
          </table:table-cell>
          <table:table-cell table:style-name="Default" office:value-type="float" office:value="48720" calcext:value-type="float">
            <text:p>48720</text:p>
          </table:table-cell>
          <table:table-cell office:value-type="float" office:value="9.1951095462" calcext:value-type="float">
            <text:p>9.1951095462</text:p>
          </table:table-cell>
          <table:table-cell table:style-name="Default" office:value-type="float" office:value="16633" calcext:value-type="float">
            <text:p>16633</text:p>
          </table:table-cell>
          <table:table-cell office:value-type="float" office:value="5.0917652845" calcext:value-type="float">
            <text:p>5.0917652845</text:p>
          </table:table-cell>
          <table:table-cell table:style-name="Default" office:value-type="float" office:value="4507" calcext:value-type="float">
            <text:p>45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931503E96CBC4284EC04534D586FE63DB70992</text:p>
          </table:table-cell>
          <table:table-cell office:value-type="string" calcext:value-type="string">
            <text:p>03A2F59C7415951F16EF5F0FA7A266E63656DFE6</text:p>
          </table:table-cell>
          <table:table-cell office:value-type="string" calcext:value-type="string">
            <text:p>15EB133C0291705D18D3CAACDFDD3AF1EA61E48B</text:p>
          </table:table-cell>
          <table:table-cell office:value-type="float" office:value="4.6165344238" calcext:value-type="float">
            <text:p>4.6165344238</text:p>
          </table:table-cell>
          <table:table-cell table:style-name="Default" office:value-type="float" office:value="8491" calcext:value-type="float">
            <text:p>8491</text:p>
          </table:table-cell>
          <table:table-cell office:value-type="float" office:value="3.7061972141" calcext:value-type="float">
            <text:p>3.7061972141</text:p>
          </table:table-cell>
          <table:table-cell table:style-name="Default" office:value-type="float" office:value="14341" calcext:value-type="float">
            <text:p>14341</text:p>
          </table:table-cell>
          <table:table-cell office:value-type="float" office:value="3.2465936184" calcext:value-type="float">
            <text:p>3.2465936184</text:p>
          </table:table-cell>
          <table:table-cell table:style-name="Default" office:value-type="float" office:value="15731" calcext:value-type="float">
            <text:p>15731</text:p>
          </table:table-cell>
          <table:table-cell office:value-type="float" office:value="7.3057265282" calcext:value-type="float">
            <text:p>7.3057265282</text:p>
          </table:table-cell>
          <table:table-cell table:style-name="Default" office:value-type="float" office:value="12453" calcext:value-type="float">
            <text:p>12453</text:p>
          </table:table-cell>
          <table:table-cell office:value-type="float" office:value="3.3866296291" calcext:value-type="float">
            <text:p>3.3866296291</text:p>
          </table:table-cell>
          <table:table-cell table:style-name="Default" office:value-type="float" office:value="5909" calcext:value-type="float">
            <text:p>59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53E48B9C822503AF17FC973E3820436B34D88E</text:p>
          </table:table-cell>
          <table:table-cell office:value-type="string" calcext:value-type="string">
            <text:p>03D130225CCFB89F2E7D348B582EBEA0B2CC95B4</text:p>
          </table:table-cell>
          <table:table-cell office:value-type="string" calcext:value-type="string">
            <text:p>185663B7C12777F052B2C2D23D7A239D8DA88A0F</text:p>
          </table:table-cell>
          <table:table-cell office:value-type="float" office:value="3.7105303764" calcext:value-type="float">
            <text:p>3.7105303764</text:p>
          </table:table-cell>
          <table:table-cell table:style-name="Default" office:value-type="float" office:value="7110" calcext:value-type="float">
            <text:p>7110</text:p>
          </table:table-cell>
          <table:table-cell office:value-type="float" office:value="3.6694014072" calcext:value-type="float">
            <text:p>3.6694014072</text:p>
          </table:table-cell>
          <table:table-cell table:style-name="Default" office:value-type="float" office:value="9632" calcext:value-type="float">
            <text:p>9632</text:p>
          </table:table-cell>
          <table:table-cell office:value-type="float" office:value="3.1732782364" calcext:value-type="float">
            <text:p>3.1732782364</text:p>
          </table:table-cell>
          <table:table-cell table:style-name="Default" office:value-type="float" office:value="15959" calcext:value-type="float">
            <text:p>15959</text:p>
          </table:table-cell>
          <table:table-cell office:value-type="float" office:value="7.1846175194" calcext:value-type="float">
            <text:p>7.1846175194</text:p>
          </table:table-cell>
          <table:table-cell table:style-name="Default" office:value-type="float" office:value="17031" calcext:value-type="float">
            <text:p>17031</text:p>
          </table:table-cell>
          <table:table-cell office:value-type="float" office:value="3.2717534065" calcext:value-type="float">
            <text:p>3.2717534065</text:p>
          </table:table-cell>
          <table:table-cell table:style-name="Default" office:value-type="float" office:value="6569" calcext:value-type="float">
            <text:p>656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CORREL([.D3:.D7];[.E3:.E7])" office:value-type="float" office:value="0.755781705276135" calcext:value-type="float">
            <text:p>0.7557817053</text:p>
          </table:table-cell>
          <table:table-cell/>
          <table:table-cell table:formula="of:=CORREL([.F3:.F7];[.G3:.G7])" office:value-type="float" office:value="0.950499590345271" calcext:value-type="float">
            <text:p>0.9504995903</text:p>
          </table:table-cell>
          <table:table-cell/>
          <table:table-cell table:formula="of:=CORREL([.H3:.H7];[.I3:.I7])" office:value-type="float" office:value="0.776037958347476" calcext:value-type="float">
            <text:p>0.7760379583</text:p>
          </table:table-cell>
          <table:table-cell/>
          <table:table-cell table:formula="of:=CORREL([.J3:.J7];[.K3:.K7])" office:value-type="float" office:value="0.61864665000986" calcext:value-type="float">
            <text:p>0.61864665</text:p>
          </table:table-cell>
          <table:table-cell/>
          <table:table-cell table:formula="of:=CORREL([.L3:.L7];[.M3:.M7])" office:value-type="float" office:value="-0.395962766063628" calcext:value-type="float">
            <text:p>-0.3959627661</text:p>
          </table:table-cell>
          <table:table-cell/>
          <table:table-cell table:formula="of:=AVERAGE([.E10];[.G10];[.I10];[.K10];[.M10])" office:value-type="float" office:value="0.541000627583023" calcext:value-type="float">
            <text:p>0.54100062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rcuit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e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one at different times.</text:p>
          </table:table-cell>
          <table:table-cell table:number-columns-repeated="1022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6:56:57.313612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16:57:09.426658928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95" meta:object-count="0"/>
  </office:meta>
</office:document-meta>
</file>